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f71b9" officeooo:paragraph-rsid="000f71b9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2pt" officeooo:rsid="000f71b9" officeooo:paragraph-rsid="000f71b9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fff86" officeooo:paragraph-rsid="000fff86" style:font-size-asian="10.5pt" style:font-size-complex="12pt"/>
    </style:style>
    <style:style style:name="P4" style:family="paragraph" style:parent-style-name="Standard">
      <loext:graphic-properties draw:fill="solid" draw:fill-color="#2b2b2b"/>
      <style:paragraph-properties fo:text-align="start" style:justify-single-word="false" fo:background-color="#2b2b2b" fo:padding="0cm" fo:border="none" style:shadow="none"/>
      <style:text-properties fo:font-size="12pt" officeooo:rsid="000fff86" officeooo:paragraph-rsid="000fff86" style:font-size-asian="10.5pt" style:font-size-complex="12pt"/>
    </style:style>
    <style:style style:name="T1" style:family="text">
      <style:text-properties officeooo:rsid="000fff86"/>
    </style:style>
    <style:style style:name="T2" style:family="text">
      <style:text-properties fo:color="#cc7832" loext:opacity="100%" style:font-name="JetBrains Mono" fo:font-size="15pt" fo:font-style="normal" fo:font-weight="normal" style:font-size-asian="15pt" style:font-style-asian="normal" style:font-weight-asian="normal"/>
    </style:style>
    <style:style style:name="T3" style:family="text">
      <style:text-properties fo:color="#a9b7c6" loext:opacity="100%" style:font-name="JetBrains Mono" fo:font-size="15pt" fo:font-style="normal" fo:font-weight="normal" style:font-size-asian="15pt" style:font-style-asian="normal" style:font-weight-asian="normal"/>
    </style:style>
    <style:style style:name="T4" style:family="text">
      <style:text-properties fo:color="#a9b7c6" loext:opacity="100%" style:font-name="JetBrains Mono" fo:font-size="15pt" fo:font-style="italic" fo:font-weight="normal" style:font-size-asian="15pt" style:font-style-asian="italic" style:font-weight-asian="normal"/>
    </style:style>
    <style:style style:name="T5" style:family="text">
      <style:text-properties fo:color="#9876aa" loext:opacity="100%" style:font-name="JetBrains Mono" fo:font-size="15pt" fo:font-style="normal" fo:font-weight="normal" style:font-size-asian="15pt" style:font-style-asian="normal" style:font-weight-asian="normal"/>
    </style:style>
    <style:style style:name="T6" style:family="text">
      <style:text-properties fo:color="#9876aa" loext:opacity="100%" style:font-name="JetBrains Mono" fo:font-size="15pt" fo:font-style="italic" fo:font-weight="normal" style:font-size-asian="15pt" style:font-style-asian="italic" style:font-weight-asian="normal"/>
    </style:style>
    <style:style style:name="T7" style:family="text">
      <style:text-properties fo:color="#6a8759" loext:opacity="100%" style:font-name="JetBrains Mono" fo:font-size="15pt" fo:font-style="normal" fo:font-weight="normal" style:font-size-asian="15pt" style:font-style-asian="normal" style:font-weight-asian="normal"/>
    </style:style>
    <style:style style:name="T8" style:family="text">
      <style:text-properties fo:color="#6897bb" loext:opacity="100%" style:font-name="JetBrains Mono" fo:font-size="15pt" fo:font-style="normal" fo:font-weight="normal" style:font-size-asian="15pt" style:font-style-asian="normal" style:font-weight-asian="normal"/>
    </style:style>
    <style:style style:name="T9" style:family="text">
      <style:text-properties fo:color="#bbb529" loext:opacity="100%" style:font-name="JetBrains Mono" fo:font-size="15pt" fo:font-style="normal" fo:font-weight="normal" style:font-size-asian="15pt" style:font-style-asian="normal" style:font-weight-asian="normal"/>
    </style:style>
    <style:style style:name="T10" style:family="text">
      <style:text-properties fo:color="#ffc66d" loext:opacity="100%" style:font-name="JetBrains Mono" fo:font-size="15pt" fo:font-style="normal" fo:font-weight="normal" style:font-size-asian="15pt" style:font-style-asian="normal" style:font-weight-asian="normal"/>
    </style:style>
    <style:style style:name="T11" style:family="text">
      <style:text-properties officeooo:rsid="0011d53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UNCIONAMIENTO DE UNA CALCULADORA</text:p>
      <text:p text:style-name="P2">Procedimiento:</text:p>
      <text:p text:style-name="P2"><text:tab/>Para esta otra parte, se va a usar el archivo MainActivty.java</text:p>
      <text:p text:style-name="P2"><text:tab/><text:span text:style-name="T1">Se importará únicamente lo que se requiera.</text:span></text:p>
      <text:p text:style-name="P2"><text:tab/>Se añadirá un TextView, varios Button, 2 String y una variable de tipo double.</text:p>
      <text:p text:style-name="P2"><text:tab/>Se emplean varios métodos:</text:p>
      <text:p text:style-name="P2"><text:tab/><text:tab/>-El método onCreate, con el que asignaremos los ids a los objetos TextView y Button <text:s/><text:tab/><text:tab/>y llamaremos a la funcionalidad al pulsarlos.</text:p>
      <text:p text:style-name="P2"><text:tab/><text:tab/><text:tab/>-La asignación de los ids se hará con el método findViewById y la llamada a <text:tab/><text:tab/><text:tab/><text:span text:style-name="T1">su </text:span>funcionalidad se hará con el setOnClickListener</text:p>
      <text:p text:style-name="P2"><text:tab/><text:tab/>-<text:span text:style-name="T1">El método onClick:</text:span></text:p>
      <text:p text:style-name="P2"><text:tab/><text:tab/><text:tab/>-<text:span text:style-name="T1">Con este método se usará un switch en base a la id del objeto pulsado</text:span></text:p>
      <text:p text:style-name="P2"><text:tab/><text:tab/>-<text:span text:style-name="T1">El método operacionBoton:</text:span></text:p>
      <text:p text:style-name="P2"><text:tab/><text:tab/><text:tab/>-<text:span text:style-name="T1">Este método será llamado por la pulsación de una de las teclas que se usarán <text:tab/><text:tab/><text:tab/>para las operaciones.</text:span></text:p>
      <text:p text:style-name="P2"><text:tab/><text:tab/><text:tab/>-<text:span text:style-name="T1">Añadirá el contenido del TextView a la variable de tipo double y limpiará la <text:tab/><text:tab/><text:tab/>variable TextView.</text:span></text:p>
      <text:p text:style-name="P2"><text:tab/><text:tab/></text:p>
      <text:p text:style-name="P3">Código:</text:p>
      <text:p text:style-name="P4"><text:span text:style-name="T2">package </text:span><text:span text:style-name="T3">com.example.calculadora</text:span><text:span text:style-name="T2">;</text:span><text:line-break/><text:line-break/><text:span text:style-name="T2">import </text:span><text:span text:style-name="T3">androidx.appcompat.app.AppCompatActivity</text:span><text:span text:style-name="T2">;</text:span><text:line-break/><text:line-break/><text:span text:style-name="T2">import </text:span><text:span text:style-name="T3">android.os.Bundle</text:span><text:span text:style-name="T2">;</text:span><text:line-break/><text:span text:style-name="T2">import </text:span><text:span text:style-name="T3">android.view.View</text:span><text:span text:style-name="T2">;</text:span><text:line-break/><text:span text:style-name="T2">import </text:span><text:span text:style-name="T3">android.widget.Button</text:span><text:span text:style-name="T2">;</text:span><text:line-break/><text:span text:style-name="T2">import </text:span><text:span text:style-name="T3">android.widget.EditText</text:span><text:span text:style-name="T2">;</text:span><text:line-break/><text:span text:style-name="T2">import </text:span><text:span text:style-name="T3">android.widget.TextView</text:span><text:span text:style-name="T2">;</text:span><text:line-break/><text:line-break/><text:span text:style-name="T2">public class </text:span><text:span text:style-name="T3">MainActivity </text:span><text:span text:style-name="T2">extends </text:span><text:span text:style-name="T3">AppCompatActivity </text:span><text:span text:style-name="T2">implements </text:span><text:span text:style-name="T3">View.OnClickListener {</text:span><text:line-break/><text:span text:style-name="T3"> <text:s text:c="3"/>TextView </text:span><text:span text:style-name="T5">Numero</text:span><text:span text:style-name="T2">;</text:span><text:line-break/><text:span text:style-name="T2"> <text:s text:c="3"/></text:span><text:span text:style-name="T3">Button </text:span><text:span text:style-name="T5">n1</text:span><text:span text:style-name="T2">, </text:span><text:span text:style-name="T5">n2</text:span><text:span text:style-name="T2">, </text:span><text:span text:style-name="T5">n3</text:span><text:span text:style-name="T2">, </text:span><text:span text:style-name="T5">n4</text:span><text:span text:style-name="T2">, </text:span><text:span text:style-name="T5">n5</text:span><text:span text:style-name="T2">, </text:span><text:span text:style-name="T5">n6</text:span><text:span text:style-name="T2">, </text:span><text:span text:style-name="T5">n7</text:span><text:span text:style-name="T2">, </text:span><text:span text:style-name="T5">n8</text:span><text:span text:style-name="T2">, </text:span><text:span text:style-name="T5">n9</text:span><text:span text:style-name="T2">, </text:span><text:span text:style-name="T5">n0</text:span><text:span text:style-name="T2">, </text:span><text:span text:style-name="T5">nPunto</text:span><text:span text:style-name="T2">, </text:span><text:span text:style-name="T5">oMulti</text:span><text:span text:style-name="T2">, </text:span><text:span text:style-name="T5">oSuma</text:span><text:span text:style-name="T2">, </text:span><text:span text:style-name="T5">oResta</text:span><text:span text:style-name="T2">, </text:span><text:span text:style-name="T5">oDivi</text:span><text:span text:style-name="T2">, </text:span><text:span text:style-name="T5">oIgual</text:span><text:span text:style-name="T2">, </text:span><text:span text:style-name="T5">oCE</text:span><text:span text:style-name="T2">;</text:span><text:line-break/><text:span text:style-name="T2"> <text:s text:c="3"/></text:span><text:span text:style-name="T3">String </text:span><text:span text:style-name="T5">n</text:span><text:span text:style-name="T3">=</text:span><text:span text:style-name="T7">""</text:span><text:span text:style-name="T2">, </text:span><text:span text:style-name="T5">operacion</text:span><text:span text:style-name="T3">=</text:span><text:span text:style-name="T7">""</text:span><text:span text:style-name="T2">;</text:span><text:line-break/><text:span text:style-name="T2"> <text:s text:c="3"/>double </text:span><text:span text:style-name="T5">resultado</text:span><text:span text:style-name="T3">=</text:span><text:span text:style-name="T8">0</text:span><text:span text:style-name="T2">;</text:span><text:line-break/><text:span text:style-name="T2"> <text:s text:c="3"/></text:span><text:span text:style-name="T9">@Override</text:span><text:line-break/><text:span text:style-name="T9"> <text:s text:c="3"/></text:span><text:span text:style-name="T2">protected void </text:span><text:span text:style-name="T10">onCreate</text:span><text:span text:style-name="T3">(Bundle savedInstanceState) {</text:span><text:line-break/><text:span text:style-name="T3"> <text:s text:c="7"/></text:span><text:span text:style-name="T2">super</text:span><text:span text:style-name="T3">.onCreate(savedInstanceState)</text:span><text:span text:style-name="T2">;</text:span><text:line-break/><text:span text:style-name="T2"> <text:s text:c="7"/></text:span><text:span text:style-name="T3">setContentView(R.layout.</text:span><text:span text:style-name="T6">activity_main</text:span><text:span text:style-name="T3">)</text:span><text:span text:style-name="T2">;</text:span><text:line-break/><text:span text:style-name="T2"> <text:s text:c="7"/></text:span><text:span text:style-name="T5">Numero</text:span><text:span text:style-name="T3">=findViewById(R.id.</text:span><text:span text:style-name="T6">Numero</text:span><text:span text:style-name="T3">)</text:span><text:span text:style-name="T2">;</text:span><text:line-break/><text:span text:style-name="T2"> <text:s text:c="7"/></text:span><text:span text:style-name="T5">n1</text:span><text:span text:style-name="T3">=findViewById(R.id.</text:span><text:span text:style-name="T6">n1</text:span><text:span text:style-name="T3">)</text:span><text:span text:style-name="T2">;</text:span><text:line-break/><text:span text:style-name="T2"> <text:s text:c="7"/></text:span><text:span text:style-name="T5">n2</text:span><text:span text:style-name="T3">=findViewById(R.id.</text:span><text:span text:style-name="T6">n2</text:span><text:span text:style-name="T3">)</text:span><text:span text:style-name="T2">;</text:span><text:line-break/><text:span text:style-name="T2"> <text:s text:c="7"/></text:span><text:span text:style-name="T5">n3</text:span><text:span text:style-name="T3">=findViewById(R.id.</text:span><text:span text:style-name="T6">n3</text:span><text:span text:style-name="T3">)</text:span><text:span text:style-name="T2">;</text:span><text:line-break/><text:span text:style-name="T2"> <text:s text:c="7"/></text:span><text:span text:style-name="T5">n4</text:span><text:span text:style-name="T3">=findViewById(R.id.</text:span><text:span text:style-name="T6">n4</text:span><text:span text:style-name="T3">)</text:span><text:span text:style-name="T2">;</text:span><text:line-break/><text:soft-page-break/><text:span text:style-name="T2"> <text:s text:c="7"/></text:span><text:span text:style-name="T5">n5</text:span><text:span text:style-name="T3">=findViewById(R.id.</text:span><text:span text:style-name="T6">n5</text:span><text:span text:style-name="T3">)</text:span><text:span text:style-name="T2">;</text:span><text:line-break/><text:span text:style-name="T2"> <text:s text:c="7"/></text:span><text:span text:style-name="T5">n6</text:span><text:span text:style-name="T3">=findViewById(R.id.</text:span><text:span text:style-name="T6">n6</text:span><text:span text:style-name="T3">)</text:span><text:span text:style-name="T2">;</text:span><text:line-break/><text:span text:style-name="T2"> <text:s text:c="7"/></text:span><text:span text:style-name="T5">n7</text:span><text:span text:style-name="T3">=findViewById(R.id.</text:span><text:span text:style-name="T6">n7</text:span><text:span text:style-name="T3">)</text:span><text:span text:style-name="T2">;</text:span><text:line-break/><text:span text:style-name="T2"> <text:s text:c="7"/></text:span><text:span text:style-name="T5">n8</text:span><text:span text:style-name="T3">=findViewById(R.id.</text:span><text:span text:style-name="T6">n8</text:span><text:span text:style-name="T3">)</text:span><text:span text:style-name="T2">;</text:span><text:line-break/><text:span text:style-name="T2"> <text:s text:c="7"/></text:span><text:span text:style-name="T5">n9</text:span><text:span text:style-name="T3">=findViewById(R.id.</text:span><text:span text:style-name="T6">n9</text:span><text:span text:style-name="T3">)</text:span><text:span text:style-name="T2">;</text:span><text:line-break/><text:span text:style-name="T2"> <text:s text:c="7"/></text:span><text:span text:style-name="T5">n0</text:span><text:span text:style-name="T3">=findViewById(R.id.</text:span><text:span text:style-name="T6">n0</text:span><text:span text:style-name="T3">)</text:span><text:span text:style-name="T2">;</text:span><text:line-break/><text:span text:style-name="T2"> <text:s text:c="7"/></text:span><text:span text:style-name="T5">nPunto</text:span><text:span text:style-name="T3">=findViewById(R.id.</text:span><text:span text:style-name="T6">npunto</text:span><text:span text:style-name="T3">)</text:span><text:span text:style-name="T2">;</text:span><text:line-break/><text:span text:style-name="T2"> <text:s text:c="7"/></text:span><text:span text:style-name="T5">oMulti</text:span><text:span text:style-name="T3">=findViewById(R.id.</text:span><text:span text:style-name="T6">oMulti</text:span><text:span text:style-name="T3">)</text:span><text:span text:style-name="T2">;</text:span><text:line-break/><text:span text:style-name="T2"> <text:s text:c="7"/></text:span><text:span text:style-name="T5">oDivi</text:span><text:span text:style-name="T3">=findViewById(R.id.</text:span><text:span text:style-name="T6">oDivide</text:span><text:span text:style-name="T3">)</text:span><text:span text:style-name="T2">;</text:span><text:line-break/><text:span text:style-name="T2"> <text:s text:c="7"/></text:span><text:span text:style-name="T5">oSuma</text:span><text:span text:style-name="T3">=findViewById(R.id.</text:span><text:span text:style-name="T6">oSuma</text:span><text:span text:style-name="T3">)</text:span><text:span text:style-name="T2">;</text:span><text:line-break/><text:span text:style-name="T2"> <text:s text:c="7"/></text:span><text:span text:style-name="T5">oResta</text:span><text:span text:style-name="T3">=findViewById(R.id.</text:span><text:span text:style-name="T6">oResta</text:span><text:span text:style-name="T3">)</text:span><text:span text:style-name="T2">;</text:span><text:line-break/><text:span text:style-name="T2"> <text:s text:c="7"/></text:span><text:span text:style-name="T5">oIgual</text:span><text:span text:style-name="T3">=findViewById(R.id.</text:span><text:span text:style-name="T6">oIgual</text:span><text:span text:style-name="T3">)</text:span><text:span text:style-name="T2">;</text:span><text:line-break/><text:span text:style-name="T2"> <text:s text:c="7"/></text:span><text:span text:style-name="T5">oCE</text:span><text:span text:style-name="T3">=findViewById(R.id.</text:span><text:span text:style-name="T6">oCE</text:span><text:span text:style-name="T3">)</text:span><text:span text:style-name="T2">;</text:span><text:line-break/><text:span text:style-name="T2"> <text:s text:c="7"/></text:span><text:span text:style-name="T5">n0</text:span><text:span text:style-name="T3">.setOnClickListener(</text:span><text:span text:style-name="T2">this</text:span><text:span text:style-name="T3">)</text:span><text:span text:style-name="T2">;</text:span><text:line-break/><text:span text:style-name="T2"> <text:s text:c="7"/></text:span><text:span text:style-name="T5">n1</text:span><text:span text:style-name="T3">.setOnClickListener(</text:span><text:span text:style-name="T2">this</text:span><text:span text:style-name="T3">)</text:span><text:span text:style-name="T2">;</text:span><text:line-break/><text:span text:style-name="T2"> <text:s text:c="7"/></text:span><text:span text:style-name="T5">n2</text:span><text:span text:style-name="T3">.setOnClickListener(</text:span><text:span text:style-name="T2">this</text:span><text:span text:style-name="T3">)</text:span><text:span text:style-name="T2">;</text:span><text:line-break/><text:span text:style-name="T2"> <text:s text:c="7"/></text:span><text:span text:style-name="T5">n3</text:span><text:span text:style-name="T3">.setOnClickListener(</text:span><text:span text:style-name="T2">this</text:span><text:span text:style-name="T3">)</text:span><text:span text:style-name="T2">;</text:span><text:line-break/><text:span text:style-name="T2"> <text:s text:c="7"/></text:span><text:span text:style-name="T5">n4</text:span><text:span text:style-name="T3">.setOnClickListener(</text:span><text:span text:style-name="T2">this</text:span><text:span text:style-name="T3">)</text:span><text:span text:style-name="T2">;</text:span><text:line-break/><text:span text:style-name="T2"> <text:s text:c="7"/></text:span><text:span text:style-name="T5">n5</text:span><text:span text:style-name="T3">.setOnClickListener(</text:span><text:span text:style-name="T2">this</text:span><text:span text:style-name="T3">)</text:span><text:span text:style-name="T2">;</text:span><text:line-break/><text:span text:style-name="T2"> <text:s text:c="7"/></text:span><text:span text:style-name="T5">n6</text:span><text:span text:style-name="T3">.setOnClickListener(</text:span><text:span text:style-name="T2">this</text:span><text:span text:style-name="T3">)</text:span><text:span text:style-name="T2">;</text:span><text:line-break/><text:span text:style-name="T2"> <text:s text:c="7"/></text:span><text:span text:style-name="T5">n7</text:span><text:span text:style-name="T3">.setOnClickListener(</text:span><text:span text:style-name="T2">this</text:span><text:span text:style-name="T3">)</text:span><text:span text:style-name="T2">;</text:span><text:line-break/><text:span text:style-name="T2"> <text:s text:c="7"/></text:span><text:span text:style-name="T5">n8</text:span><text:span text:style-name="T3">.setOnClickListener(</text:span><text:span text:style-name="T2">this</text:span><text:span text:style-name="T3">)</text:span><text:span text:style-name="T2">;</text:span><text:line-break/><text:span text:style-name="T2"> <text:s text:c="7"/></text:span><text:span text:style-name="T5">n9</text:span><text:span text:style-name="T3">.setOnClickListener(</text:span><text:span text:style-name="T2">this</text:span><text:span text:style-name="T3">)</text:span><text:span text:style-name="T2">;</text:span><text:line-break/><text:span text:style-name="T2"> <text:s text:c="7"/></text:span><text:span text:style-name="T5">nPunto</text:span><text:span text:style-name="T3">.setOnClickListener(</text:span><text:span text:style-name="T2">this</text:span><text:span text:style-name="T3">)</text:span><text:span text:style-name="T2">;</text:span><text:line-break/><text:span text:style-name="T2"> <text:s text:c="7"/></text:span><text:span text:style-name="T5">oMulti</text:span><text:span text:style-name="T3">.setOnClickListener(</text:span><text:span text:style-name="T2">this</text:span><text:span text:style-name="T3">)</text:span><text:span text:style-name="T2">;</text:span><text:line-break/><text:span text:style-name="T2"> <text:s text:c="7"/></text:span><text:span text:style-name="T5">oDivi</text:span><text:span text:style-name="T3">.setOnClickListener(</text:span><text:span text:style-name="T2">this</text:span><text:span text:style-name="T3">)</text:span><text:span text:style-name="T2">;</text:span><text:line-break/><text:span text:style-name="T2"> <text:s text:c="7"/></text:span><text:span text:style-name="T5">oSuma</text:span><text:span text:style-name="T3">.setOnClickListener(</text:span><text:span text:style-name="T2">this</text:span><text:span text:style-name="T3">)</text:span><text:span text:style-name="T2">;</text:span><text:line-break/><text:span text:style-name="T2"> <text:s text:c="7"/></text:span><text:span text:style-name="T5">oResta</text:span><text:span text:style-name="T3">.setOnClickListener(</text:span><text:span text:style-name="T2">this</text:span><text:span text:style-name="T3">)</text:span><text:span text:style-name="T2">;</text:span><text:line-break/><text:span text:style-name="T2"> <text:s text:c="7"/></text:span><text:span text:style-name="T5">oIgual</text:span><text:span text:style-name="T3">.setOnClickListener(</text:span><text:span text:style-name="T2">this</text:span><text:span text:style-name="T3">)</text:span><text:span text:style-name="T2">;</text:span><text:line-break/><text:span text:style-name="T2"> <text:s text:c="7"/></text:span><text:span text:style-name="T5">oCE</text:span><text:span text:style-name="T3">.setOnClickListener(</text:span><text:span text:style-name="T2">this</text:span><text:span text:style-name="T3">)</text:span><text:span text:style-name="T2">;</text:span><text:line-break/><text:line-break/><text:span text:style-name="T2"> <text:s text:c="3"/></text:span><text:span text:style-name="T3">}</text:span><text:line-break/><text:line-break/><text:span text:style-name="T3"> <text:s text:c="3"/></text:span><text:span text:style-name="T9">@Override</text:span><text:line-break/><text:span text:style-name="T9"> <text:s text:c="3"/></text:span><text:span text:style-name="T2">public void </text:span><text:span text:style-name="T10">onClick</text:span><text:span text:style-name="T3">(View view) {</text:span><text:line-break/><text:span text:style-name="T3"> <text:s text:c="7"/></text:span><text:span text:style-name="T2">switch </text:span><text:span text:style-name="T3">(view.getId()) {</text:span><text:line-break/><text:span text:style-name="T3"> <text:s text:c="11"/></text:span><text:span text:style-name="T2">case </text:span><text:span text:style-name="T3">R.id.</text:span><text:span text:style-name="T6">n0</text:span><text:span text:style-name="T3">:</text:span><text:line-break/><text:span text:style-name="T3"> <text:s text:c="15"/></text:span><text:span text:style-name="T5">n </text:span><text:span text:style-name="T3">+= </text:span><text:span text:style-name="T8">0</text:span><text:span text:style-name="T2">;</text:span><text:line-break/><text:span text:style-name="T2"> <text:s text:c="15"/></text:span><text:span text:style-name="T5">Numero</text:span><text:span text:style-name="T3">.setText(</text:span><text:span text:style-name="T5">n</text:span><text:span text:style-name="T3">)</text:span><text:span text:style-name="T2">;</text:span><text:line-break/><text:span text:style-name="T2"> <text:s text:c="15"/>break;</text:span><text:line-break/><text:span text:style-name="T2"> <text:s text:c="11"/>case </text:span><text:span text:style-name="T3">R.id.</text:span><text:span text:style-name="T6">n1</text:span><text:span text:style-name="T3">:</text:span><text:line-break/><text:span text:style-name="T3"> <text:s text:c="15"/></text:span><text:span text:style-name="T5">n </text:span><text:span text:style-name="T3">+= </text:span><text:span text:style-name="T8">1</text:span><text:span text:style-name="T2">;</text:span><text:line-break/><text:soft-page-break/><text:span text:style-name="T2"> <text:s text:c="15"/></text:span><text:span text:style-name="T5">Numero</text:span><text:span text:style-name="T3">.setText(</text:span><text:span text:style-name="T5">n</text:span><text:span text:style-name="T3">)</text:span><text:span text:style-name="T2">;</text:span><text:line-break/><text:span text:style-name="T2"> <text:s text:c="15"/>break;</text:span><text:line-break/><text:span text:style-name="T2"> <text:s text:c="11"/>case </text:span><text:span text:style-name="T3">R.id.</text:span><text:span text:style-name="T6">n2</text:span><text:span text:style-name="T3">:</text:span><text:line-break/><text:span text:style-name="T3"> <text:s text:c="15"/></text:span><text:span text:style-name="T5">n </text:span><text:span text:style-name="T3">+= </text:span><text:span text:style-name="T8">2</text:span><text:span text:style-name="T2">;</text:span><text:line-break/><text:span text:style-name="T2"> <text:s text:c="15"/></text:span><text:span text:style-name="T5">Numero</text:span><text:span text:style-name="T3">.setText(</text:span><text:span text:style-name="T5">n</text:span><text:span text:style-name="T3">)</text:span><text:span text:style-name="T2">;</text:span><text:line-break/><text:span text:style-name="T2"> <text:s text:c="15"/>break;</text:span><text:line-break/><text:span text:style-name="T2"> <text:s text:c="11"/>case </text:span><text:span text:style-name="T3">R.id.</text:span><text:span text:style-name="T6">n3</text:span><text:span text:style-name="T3">:</text:span><text:line-break/><text:span text:style-name="T3"> <text:s text:c="15"/></text:span><text:span text:style-name="T5">n </text:span><text:span text:style-name="T3">+= </text:span><text:span text:style-name="T8">3</text:span><text:span text:style-name="T2">;</text:span><text:line-break/><text:span text:style-name="T2"> <text:s text:c="15"/></text:span><text:span text:style-name="T5">Numero</text:span><text:span text:style-name="T3">.setText(</text:span><text:span text:style-name="T5">n</text:span><text:span text:style-name="T3">)</text:span><text:span text:style-name="T2">;</text:span><text:line-break/><text:span text:style-name="T2"> <text:s text:c="15"/>break;</text:span><text:line-break/><text:span text:style-name="T2"> <text:s text:c="11"/>case </text:span><text:span text:style-name="T3">R.id.</text:span><text:span text:style-name="T6">n4</text:span><text:span text:style-name="T3">:</text:span><text:line-break/><text:span text:style-name="T3"> <text:s text:c="15"/></text:span><text:span text:style-name="T5">n </text:span><text:span text:style-name="T3">+= </text:span><text:span text:style-name="T8">4</text:span><text:span text:style-name="T2">;</text:span><text:line-break/><text:span text:style-name="T2"> <text:s text:c="15"/></text:span><text:span text:style-name="T5">Numero</text:span><text:span text:style-name="T3">.setText(</text:span><text:span text:style-name="T5">n</text:span><text:span text:style-name="T3">)</text:span><text:span text:style-name="T2">;</text:span><text:line-break/><text:span text:style-name="T2"> <text:s text:c="15"/>break;</text:span><text:line-break/><text:span text:style-name="T2"> <text:s text:c="11"/>case </text:span><text:span text:style-name="T3">R.id.</text:span><text:span text:style-name="T6">n5</text:span><text:span text:style-name="T3">:</text:span><text:line-break/><text:span text:style-name="T3"> <text:s text:c="15"/></text:span><text:span text:style-name="T5">n </text:span><text:span text:style-name="T3">+= </text:span><text:span text:style-name="T8">5</text:span><text:span text:style-name="T2">;</text:span><text:line-break/><text:span text:style-name="T2"> <text:s text:c="15"/></text:span><text:span text:style-name="T5">Numero</text:span><text:span text:style-name="T3">.setText(</text:span><text:span text:style-name="T5">n</text:span><text:span text:style-name="T3">)</text:span><text:span text:style-name="T2">;</text:span><text:line-break/><text:span text:style-name="T2"> <text:s text:c="15"/>break;</text:span><text:line-break/><text:span text:style-name="T2"> <text:s text:c="11"/>case </text:span><text:span text:style-name="T3">R.id.</text:span><text:span text:style-name="T6">n6</text:span><text:span text:style-name="T3">:</text:span><text:line-break/><text:span text:style-name="T3"> <text:s text:c="15"/></text:span><text:span text:style-name="T5">n </text:span><text:span text:style-name="T3">+= </text:span><text:span text:style-name="T8">6</text:span><text:span text:style-name="T2">;</text:span><text:line-break/><text:span text:style-name="T2"> <text:s text:c="15"/></text:span><text:span text:style-name="T5">Numero</text:span><text:span text:style-name="T3">.setText(</text:span><text:span text:style-name="T5">n</text:span><text:span text:style-name="T3">)</text:span><text:span text:style-name="T2">;</text:span><text:line-break/><text:span text:style-name="T2"> <text:s text:c="15"/>break;</text:span><text:line-break/><text:span text:style-name="T2"> <text:s text:c="11"/>case </text:span><text:span text:style-name="T3">R.id.</text:span><text:span text:style-name="T6">n7</text:span><text:span text:style-name="T3">:</text:span><text:line-break/><text:span text:style-name="T3"> <text:s text:c="15"/></text:span><text:span text:style-name="T5">n </text:span><text:span text:style-name="T3">+= </text:span><text:span text:style-name="T8">7</text:span><text:span text:style-name="T2">;</text:span><text:line-break/><text:span text:style-name="T2"> <text:s text:c="15"/></text:span><text:span text:style-name="T5">Numero</text:span><text:span text:style-name="T3">.setText(</text:span><text:span text:style-name="T5">n</text:span><text:span text:style-name="T3">)</text:span><text:span text:style-name="T2">;</text:span><text:line-break/><text:span text:style-name="T2"> <text:s text:c="15"/>break;</text:span><text:line-break/><text:span text:style-name="T2"> <text:s text:c="11"/>case </text:span><text:span text:style-name="T3">R.id.</text:span><text:span text:style-name="T6">n8</text:span><text:span text:style-name="T3">:</text:span><text:line-break/><text:span text:style-name="T3"> <text:s text:c="15"/></text:span><text:span text:style-name="T5">n </text:span><text:span text:style-name="T3">+= </text:span><text:span text:style-name="T8">8</text:span><text:span text:style-name="T2">;</text:span><text:line-break/><text:span text:style-name="T2"> <text:s text:c="15"/></text:span><text:span text:style-name="T5">Numero</text:span><text:span text:style-name="T3">.setText(</text:span><text:span text:style-name="T5">n</text:span><text:span text:style-name="T3">)</text:span><text:span text:style-name="T2">;</text:span><text:line-break/><text:span text:style-name="T2"> <text:s text:c="15"/>break;</text:span><text:line-break/><text:span text:style-name="T2"> <text:s text:c="11"/>case </text:span><text:span text:style-name="T3">R.id.</text:span><text:span text:style-name="T6">n9</text:span><text:span text:style-name="T3">:</text:span><text:line-break/><text:span text:style-name="T3"> <text:s text:c="15"/></text:span><text:span text:style-name="T5">n </text:span><text:span text:style-name="T3">+= </text:span><text:span text:style-name="T8">9</text:span><text:span text:style-name="T2">;</text:span><text:line-break/><text:span text:style-name="T2"> <text:s text:c="15"/></text:span><text:span text:style-name="T5">Numero</text:span><text:span text:style-name="T3">.setText(</text:span><text:span text:style-name="T5">n</text:span><text:span text:style-name="T3">)</text:span><text:span text:style-name="T2">;</text:span><text:line-break/><text:span text:style-name="T2"> <text:s text:c="15"/>break;</text:span><text:line-break/><text:span text:style-name="T2"> <text:s text:c="11"/>case </text:span><text:span text:style-name="T3">R.id.</text:span><text:span text:style-name="T6">npunto</text:span><text:span text:style-name="T3">:</text:span><text:line-break/><text:span text:style-name="T3"> <text:s text:c="15"/></text:span><text:span text:style-name="T5">n </text:span><text:span text:style-name="T3">+=</text:span><text:span text:style-name="T7">"."</text:span><text:span text:style-name="T2">;</text:span><text:line-break/><text:span text:style-name="T2"> <text:s text:c="15"/></text:span><text:span text:style-name="T5">Numero</text:span><text:span text:style-name="T3">.setText(</text:span><text:span text:style-name="T5">n</text:span><text:span text:style-name="T3">)</text:span><text:span text:style-name="T2">;</text:span><text:line-break/><text:span text:style-name="T2"> <text:s text:c="15"/>break;</text:span><text:line-break/><text:span text:style-name="T2"> <text:s text:c="11"/>case </text:span><text:span text:style-name="T3">R.id.</text:span><text:span text:style-name="T6">oDivide</text:span><text:span text:style-name="T3">:</text:span><text:line-break/><text:span text:style-name="T3"> <text:s text:c="15"/>operacionBoton()</text:span><text:span text:style-name="T2">;</text:span><text:line-break/><text:span text:style-name="T2"> <text:s text:c="15"/></text:span><text:span text:style-name="T5">operacion</text:span><text:span text:style-name="T3">=</text:span><text:span text:style-name="T7">"división"</text:span><text:span text:style-name="T2">;</text:span><text:line-break/><text:soft-page-break/><text:span text:style-name="T2"> <text:s text:c="15"/>break;</text:span><text:line-break/><text:span text:style-name="T2"> <text:s text:c="11"/>case </text:span><text:span text:style-name="T3">R.id.</text:span><text:span text:style-name="T6">oMulti</text:span><text:span text:style-name="T3">:</text:span><text:line-break/><text:span text:style-name="T3"> <text:s text:c="15"/>operacionBoton()</text:span><text:span text:style-name="T2">;</text:span><text:line-break/><text:span text:style-name="T2"> <text:s text:c="15"/></text:span><text:span text:style-name="T5">operacion</text:span><text:span text:style-name="T3">=</text:span><text:span text:style-name="T7">"producto"</text:span><text:span text:style-name="T2">;</text:span><text:line-break/><text:span text:style-name="T2"> <text:s text:c="15"/>break;</text:span><text:line-break/><text:span text:style-name="T2"> <text:s text:c="11"/>case </text:span><text:span text:style-name="T3">R.id.</text:span><text:span text:style-name="T6">oResta</text:span><text:span text:style-name="T3">:</text:span><text:line-break/><text:span text:style-name="T3"> <text:s text:c="15"/>operacionBoton()</text:span><text:span text:style-name="T2">;</text:span><text:line-break/><text:span text:style-name="T2"> <text:s text:c="15"/></text:span><text:span text:style-name="T5">operacion</text:span><text:span text:style-name="T3">=</text:span><text:span text:style-name="T7">"resta"</text:span><text:span text:style-name="T2">;</text:span><text:line-break/><text:span text:style-name="T2"> <text:s text:c="15"/>break;</text:span><text:line-break/><text:span text:style-name="T2"> <text:s text:c="11"/>case </text:span><text:span text:style-name="T3">R.id.</text:span><text:span text:style-name="T6">oSuma</text:span><text:span text:style-name="T3">:</text:span><text:line-break/><text:span text:style-name="T3"> <text:s text:c="15"/>operacionBoton()</text:span><text:span text:style-name="T2">;</text:span><text:line-break/><text:span text:style-name="T2"> <text:s text:c="15"/></text:span><text:span text:style-name="T5">operacion</text:span><text:span text:style-name="T3">=</text:span><text:span text:style-name="T7">"suma"</text:span><text:span text:style-name="T2">;</text:span><text:line-break/><text:span text:style-name="T2"> <text:s text:c="15"/>break;</text:span><text:line-break/><text:span text:style-name="T2"> <text:s text:c="11"/>case </text:span><text:span text:style-name="T3">R.id.</text:span><text:span text:style-name="T6">oCE</text:span><text:span text:style-name="T3">:</text:span><text:line-break/><text:span text:style-name="T3"> <text:s text:c="15"/></text:span><text:span text:style-name="T5">resultado</text:span><text:span text:style-name="T3">=</text:span><text:span text:style-name="T8">0</text:span><text:span text:style-name="T2">;</text:span><text:line-break/><text:span text:style-name="T2"> <text:s text:c="15"/></text:span><text:span text:style-name="T5">n</text:span><text:span text:style-name="T3">=</text:span><text:span text:style-name="T7">"0"</text:span><text:span text:style-name="T2">;</text:span><text:line-break/><text:span text:style-name="T2"> <text:s text:c="15"/></text:span><text:span text:style-name="T5">Numero</text:span><text:span text:style-name="T3">.setText(</text:span><text:span text:style-name="T5">n</text:span><text:span text:style-name="T3">)</text:span><text:span text:style-name="T2">;</text:span><text:line-break/><text:span text:style-name="T2"> <text:s text:c="15"/>break;</text:span><text:line-break/><text:span text:style-name="T2"> <text:s text:c="11"/>case </text:span><text:span text:style-name="T3">R.id.</text:span><text:span text:style-name="T6">oIgual</text:span><text:span text:style-name="T3">:</text:span><text:line-break/><text:span text:style-name="T3"> <text:s text:c="15"/></text:span><text:span text:style-name="T2">if </text:span><text:span text:style-name="T3">(</text:span><text:span text:style-name="T5">operacion</text:span><text:span text:style-name="T3">.equalsIgnoreCase(</text:span><text:span text:style-name="T7">"suma"</text:span><text:span text:style-name="T3">)) {</text:span><text:line-break/><text:span text:style-name="T3"> <text:s text:c="19"/></text:span><text:span text:style-name="T5">resultado</text:span><text:span text:style-name="T3">=</text:span><text:span text:style-name="T5">resultado</text:span><text:span text:style-name="T3">+Double.</text:span><text:span text:style-name="T4">parseDouble</text:span><text:span text:style-name="T3">(</text:span><text:span text:style-name="T5">n</text:span><text:span text:style-name="T3">)</text:span><text:span text:style-name="T2">;</text:span><text:line-break/><text:span text:style-name="T2"> <text:s text:c="19"/></text:span><text:span text:style-name="T5">n </text:span><text:span text:style-name="T3">= String.</text:span><text:span text:style-name="T4">valueOf</text:span><text:span text:style-name="T3">(</text:span><text:span text:style-name="T5">resultado</text:span><text:span text:style-name="T3">)</text:span><text:span text:style-name="T2">;</text:span><text:line-break/><text:span text:style-name="T2"> <text:s text:c="19"/></text:span><text:span text:style-name="T5">Numero</text:span><text:span text:style-name="T3">.setText(</text:span><text:span text:style-name="T5">n</text:span><text:span text:style-name="T3">)</text:span><text:span text:style-name="T2">;</text:span><text:line-break/><text:span text:style-name="T2"> <text:s text:c="19"/></text:span><text:span text:style-name="T5">resultado</text:span><text:span text:style-name="T3">=</text:span><text:span text:style-name="T8">0</text:span><text:span text:style-name="T2">;</text:span><text:line-break/><text:span text:style-name="T2"> <text:s text:c="15"/></text:span><text:span text:style-name="T3">}</text:span><text:line-break/><text:span text:style-name="T3"> <text:s text:c="15"/></text:span><text:span text:style-name="T2">else if </text:span><text:span text:style-name="T3">(</text:span><text:span text:style-name="T5">operacion</text:span><text:span text:style-name="T3">.equalsIgnoreCase(</text:span><text:span text:style-name="T7">"resta"</text:span><text:span text:style-name="T3">)) {</text:span><text:line-break/><text:span text:style-name="T3"> <text:s text:c="19"/></text:span><text:span text:style-name="T5">resultado </text:span><text:span text:style-name="T3">= </text:span><text:span text:style-name="T5">resultado </text:span><text:span text:style-name="T3">- Double.</text:span><text:span text:style-name="T4">parseDouble</text:span><text:span text:style-name="T3">(</text:span><text:span text:style-name="T5">n</text:span><text:span text:style-name="T3">)</text:span><text:span text:style-name="T2">;</text:span><text:line-break/><text:span text:style-name="T2"> <text:s text:c="19"/></text:span><text:span text:style-name="T5">n </text:span><text:span text:style-name="T3">= String.</text:span><text:span text:style-name="T4">valueOf</text:span><text:span text:style-name="T3">(</text:span><text:span text:style-name="T5">resultado</text:span><text:span text:style-name="T3">)</text:span><text:span text:style-name="T2">;</text:span><text:line-break/><text:span text:style-name="T2"> <text:s text:c="19"/></text:span><text:span text:style-name="T5">Numero</text:span><text:span text:style-name="T3">.setText(</text:span><text:span text:style-name="T5">n</text:span><text:span text:style-name="T3">)</text:span><text:span text:style-name="T2">;</text:span><text:line-break/><text:span text:style-name="T2"> <text:s text:c="19"/></text:span><text:span text:style-name="T5">resultado</text:span><text:span text:style-name="T3">=</text:span><text:span text:style-name="T8">0</text:span><text:span text:style-name="T2">;</text:span><text:line-break/><text:span text:style-name="T2"> <text:s text:c="15"/></text:span><text:span text:style-name="T3">}</text:span><text:line-break/><text:span text:style-name="T3"> <text:s text:c="15"/></text:span><text:span text:style-name="T2">else if </text:span><text:span text:style-name="T3">(</text:span><text:span text:style-name="T5">operacion</text:span><text:span text:style-name="T3">.equalsIgnoreCase(</text:span><text:span text:style-name="T7">"producto"</text:span><text:span text:style-name="T3">)) {</text:span><text:line-break/><text:span text:style-name="T3"> <text:s text:c="19"/></text:span><text:span text:style-name="T5">resultado </text:span><text:span text:style-name="T3">= </text:span><text:span text:style-name="T5">resultado </text:span><text:span text:style-name="T3">* Double.</text:span><text:span text:style-name="T4">parseDouble</text:span><text:span text:style-name="T3">(</text:span><text:span text:style-name="T5">n</text:span><text:span text:style-name="T3">)</text:span><text:span text:style-name="T2">;</text:span><text:line-break/><text:span text:style-name="T2"> <text:s text:c="19"/></text:span><text:span text:style-name="T5">n </text:span><text:span text:style-name="T3">= String.</text:span><text:span text:style-name="T4">valueOf</text:span><text:span text:style-name="T3">(</text:span><text:span text:style-name="T5">resultado</text:span><text:span text:style-name="T3">)</text:span><text:span text:style-name="T2">;</text:span><text:line-break/><text:span text:style-name="T2"> <text:s text:c="19"/></text:span><text:span text:style-name="T5">Numero</text:span><text:span text:style-name="T3">.setText(</text:span><text:span text:style-name="T5">n</text:span><text:span text:style-name="T3">)</text:span><text:span text:style-name="T2">;</text:span><text:line-break/><text:span text:style-name="T2"> <text:s text:c="19"/></text:span><text:span text:style-name="T5">resultado</text:span><text:span text:style-name="T3">=</text:span><text:span text:style-name="T8">0</text:span><text:span text:style-name="T2">;</text:span><text:line-break/><text:span text:style-name="T2"> <text:s text:c="15"/></text:span><text:span text:style-name="T3">}</text:span><text:line-break/><text:span text:style-name="T3"> <text:s text:c="15"/></text:span><text:span text:style-name="T2">else if </text:span><text:span text:style-name="T3">(</text:span><text:span text:style-name="T5">operacion</text:span><text:span text:style-name="T3">.equalsIgnoreCase(</text:span><text:span text:style-name="T7">"división"</text:span><text:span text:style-name="T3">)) {</text:span><text:line-break/><text:span text:style-name="T3"> <text:s text:c="19"/></text:span><text:span text:style-name="T2">if</text:span><text:span text:style-name="T3">(</text:span><text:span text:style-name="T5">n</text:span><text:span text:style-name="T3">.contains(</text:span><text:span text:style-name="T7">"0"</text:span><text:span text:style-name="T3">)&amp;&amp;(!((</text:span><text:span text:style-name="T5">n</text:span><text:span text:style-name="T3">.contains(</text:span><text:span text:style-name="T7">"1"</text:span><text:span text:style-name="T3">))||(</text:span><text:span text:style-name="T5">n</text:span><text:span text:style-name="T3">.contains(</text:span><text:span text:style-name="T7">"2"</text:span><text:span text:style-name="T3">))||(</text:span><text:span text:style-name="T5">n</text:span><text:span text:style-name="T3">.contains(</text:span><text:span text:style-name="T7">"3"</text:span><text:span text:style-name="T3">))||(</text:span><text:span text:style-name="T5">n</text:span><text:span text:style-name="T3">.contains(</text:span><text:span text:style-name="T7">"4"</text:span><text:span text:style-name="T3">))||(</text:span><text:span text:style-name="T5">n</text:span><text:span text:style-name="T3">.contains(</text:span><text:span text:style-name="T7">"5"</text:span><text:span text:style-name="T3">))||(</text:span><text:span text:style-name="T5">n</text:span><text:span text:style-name="T3">.contains(</text:span><text:span text:style-name="T7">"6"</text:span><text:span text:style-name="T3">))||(</text:span><text:span text:style-name="T5">n</text:span><text:span text:style-name="T3">.contains(</text:span><text:span text:style-name="T7">"7"</text:span><text:span text:style-name="T3">))||</text:span><text:soft-page-break/><text:span text:style-name="T3">(</text:span><text:span text:style-name="T5">n</text:span><text:span text:style-name="T3">.contains(</text:span><text:span text:style-name="T7">"8"</text:span><text:span text:style-name="T3">))||(</text:span><text:span text:style-name="T5">n</text:span><text:span text:style-name="T3">.contains(</text:span><text:span text:style-name="T7">"9"</text:span><text:span text:style-name="T3">))))){</text:span><text:line-break/><text:span text:style-name="T3"> <text:s text:c="23"/></text:span><text:span text:style-name="T5">n</text:span><text:span text:style-name="T3">=</text:span><text:span text:style-name="T7">"No se puede dividir por 0, vuelve a empezar el cálculo desde el principio"</text:span><text:span text:style-name="T2">;</text:span><text:line-break/><text:span text:style-name="T2"> <text:s text:c="23"/></text:span><text:span text:style-name="T5">resultado</text:span><text:span text:style-name="T3">=</text:span><text:span text:style-name="T8">0</text:span><text:span text:style-name="T2">;</text:span><text:line-break/><text:span text:style-name="T2"> <text:s text:c="23"/></text:span><text:span text:style-name="T5">Numero</text:span><text:span text:style-name="T3">.setText(</text:span><text:span text:style-name="T5">n</text:span><text:span text:style-name="T3">)</text:span><text:span text:style-name="T2">;</text:span><text:line-break/><text:span text:style-name="T2"> <text:s text:c="19"/></text:span><text:span text:style-name="T3">}</text:span><text:line-break/><text:span text:style-name="T3"> <text:s text:c="19"/></text:span><text:span text:style-name="T2">else </text:span><text:span text:style-name="T3">{</text:span><text:line-break/><text:span text:style-name="T3"> <text:s text:c="23"/></text:span><text:span text:style-name="T5">resultado </text:span><text:span text:style-name="T3">= </text:span><text:span text:style-name="T5">resultado </text:span><text:span text:style-name="T3">/ Double.</text:span><text:span text:style-name="T4">parseDouble</text:span><text:span text:style-name="T3">(</text:span><text:span text:style-name="T5">n</text:span><text:span text:style-name="T3">)</text:span><text:span text:style-name="T2">;</text:span><text:line-break/><text:span text:style-name="T2"> <text:s text:c="23"/></text:span><text:span text:style-name="T5">n </text:span><text:span text:style-name="T3">= String.</text:span><text:span text:style-name="T4">valueOf</text:span><text:span text:style-name="T3">(</text:span><text:span text:style-name="T5">resultado</text:span><text:span text:style-name="T3">)</text:span><text:span text:style-name="T2">;</text:span><text:line-break/><text:span text:style-name="T2"> <text:s text:c="23"/></text:span><text:span text:style-name="T5">Numero</text:span><text:span text:style-name="T3">.setText(</text:span><text:span text:style-name="T5">n</text:span><text:span text:style-name="T3">)</text:span><text:span text:style-name="T2">;</text:span><text:line-break/><text:span text:style-name="T2"> <text:s text:c="23"/></text:span><text:span text:style-name="T5">resultado</text:span><text:span text:style-name="T3">=</text:span><text:span text:style-name="T8">0</text:span><text:span text:style-name="T2">;</text:span><text:line-break/><text:span text:style-name="T2"> <text:s text:c="19"/></text:span><text:span text:style-name="T3">}</text:span><text:line-break/><text:span text:style-name="T3"> <text:s text:c="15"/>}</text:span><text:line-break/><text:span text:style-name="T3"> <text:s text:c="15"/></text:span><text:span text:style-name="T2">else</text:span><text:span text:style-name="T3">{</text:span><text:line-break/><text:span text:style-name="T3"> <text:s text:c="19"/></text:span><text:span text:style-name="T5">Numero</text:span><text:span text:style-name="T3">.setText(</text:span><text:span text:style-name="T5">n</text:span><text:span text:style-name="T3">)</text:span><text:span text:style-name="T2">;</text:span><text:line-break/><text:span text:style-name="T2"> <text:s text:c="15"/></text:span><text:span text:style-name="T3">}</text:span><text:line-break/><text:span text:style-name="T3"> <text:s text:c="15"/></text:span><text:span text:style-name="T2">break;</text:span><text:line-break/><text:line-break/><text:span text:style-name="T2"> <text:s text:c="7"/></text:span><text:span text:style-name="T3">}</text:span><text:line-break/><text:span text:style-name="T3"> <text:s text:c="3"/>}</text:span><text:line-break/><text:span text:style-name="T3"> <text:s text:c="3"/></text:span><text:span text:style-name="T2">public void </text:span><text:span text:style-name="T10">operacionBoton</text:span><text:span text:style-name="T3">(){</text:span><text:line-break/><text:span text:style-name="T3"> <text:s text:c="7"/></text:span><text:span text:style-name="T5">resultado </text:span><text:span text:style-name="T3">= </text:span><text:span text:style-name="T5">resultado </text:span><text:span text:style-name="T3">+ Double.</text:span><text:span text:style-name="T4">parseDouble</text:span><text:span text:style-name="T3">(</text:span><text:span text:style-name="T5">n</text:span><text:span text:style-name="T3">)</text:span><text:span text:style-name="T2">;</text:span><text:line-break/><text:span text:style-name="T2"> <text:s text:c="7"/></text:span><text:span text:style-name="T5">n </text:span><text:span text:style-name="T3">= </text:span><text:span text:style-name="T7">""</text:span><text:span text:style-name="T2">;</text:span><text:line-break/><text:span text:style-name="T2"> <text:s text:c="7"/></text:span><text:span text:style-name="T5">Numero</text:span><text:span text:style-name="T3">.setText(</text:span><text:span text:style-name="T5">n</text:span><text:span text:style-name="T3">)</text:span><text:span text:style-name="T2">;</text:span><text:line-break/><text:span text:style-name="T2"> <text:s text:c="3"/></text:span><text:span text:style-name="T3">}</text:span><text:line-break/><text:span text:style-name="T3">}</text:span></text:p>
      <text:p text:style-name="P3"/>
      <text:p text:style-name="P3">Aclaraciones sobre el código:</text:p>
      <text:p text:style-name="P3"><text:tab/>-El Double.parseDouble recibirá la cadena del String n y lo convertirá a tipo double.</text:p>
      <text:p text:style-name="P3"><text:tab/>-<text:span text:style-name="T11">Los botones de operaciones salvo oIgual y oCE llamarán al método operacionBoton.</text:span></text:p>
      <text:p text:style-name="P3"><text:tab/>-<text:span text:style-name="T11">El String.valueOf recibirá el valor del tipo double y lo convertirá a cadena de tipo String.</text:span></text:p>
      <text:p text:style-name="P3"><text:tab/>-<text:span text:style-name="T11">Los condicionales de la operación oIgual comprobarán cuál es el contenido de la cadena <text:tab/>operación, que se le asigna al pulsar en los botones oSuma, oResta, oMulti y oDivi.</text:span></text:p>
      <text:p text:style-name="P3"><text:tab/>-<text:span text:style-name="T11">Dentro de oDivi hay un condicional que comprueba si hay únicamente ceros en la cadena al <text:tab/>dividir para cerciorarse de no dividir por 0. Si únicamente se encuentran ceros, mostrará el <text:tab/>mensaje de error y se deberá de empezar desde el principio las operacion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3T17:34:26.268901751</meta:creation-date>
    <dc:date>2022-11-03T18:02:47.995570612</dc:date>
    <meta:editing-duration>PT7M11S</meta:editing-duration>
    <meta:editing-cycles>1</meta:editing-cycles>
    <meta:document-statistic meta:table-count="0" meta:image-count="0" meta:object-count="0" meta:page-count="5" meta:paragraph-count="22" meta:word-count="560" meta:character-count="7340" meta:non-whitespace-character-count="4695"/>
    <meta:generator>LibreOffice/7.3.6.2$Linux_X86_64 LibreOffice_project/30$Build-2</meta:generator>
  </office:meta>
</office:document-meta>
</file>